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font-name="F" fo:font-size="12pt" style:font-name-asian="F" style:font-size-asian="12pt" style:font-name-complex="F" style:font-size-complex="12pt"/>
    </style:style>
    <style:style style:name="P2" style:family="paragraph" style:parent-style-name="Standard" style:list-style-name="L2">
      <style:paragraph-properties fo:text-align="start" style:justify-single-word="false" style:text-autospace="none"/>
      <style:text-properties style:font-name="F" fo:font-size="12pt" style:font-name-asian="F" style:font-size-asian="12pt" style:font-name-complex="F" style:font-size-complex="12pt"/>
    </style:style>
    <style:style style:name="P3" style:family="paragraph" style:parent-style-name="Standard" style:list-style-name="L6">
      <style:paragraph-properties fo:text-align="start" style:justify-single-word="false" style:text-autospace="none"/>
      <style:text-properties style:font-name="F" fo:font-size="12pt" style:font-name-asian="F" style:font-size-asian="12pt" style:font-name-complex="F" style:font-size-complex="12pt"/>
    </style:style>
    <style:style style:name="P4" style:family="paragraph" style:parent-style-name="Standard" style:list-style-name="L4">
      <style:paragraph-properties fo:text-align="start" style:justify-single-word="false" style:text-autospace="none"/>
      <style:text-properties fo:font-size="12pt" style:font-size-asian="12pt" style:font-size-complex="12pt"/>
    </style:style>
    <style:style style:name="P5" style:family="paragraph" style:parent-style-name="Standard">
      <style:paragraph-properties fo:text-align="start" style:justify-single-word="false" style:text-autospace="none"/>
      <style:text-properties fo:font-size="12pt" style:font-size-asian="12pt" style:font-size-complex="12pt"/>
    </style:style>
    <style:style style:name="P6" style:family="paragraph" style:parent-style-name="Standard">
      <style:paragraph-properties fo:margin-left="0in" fo:margin-right="0in" fo:text-indent="0in" style:auto-text-indent="false" fo:padding="0in" fo:border="none"/>
    </style:style>
    <style:style style:name="P7" style:family="paragraph" style:parent-style-name="Standard">
      <style:paragraph-properties fo:margin-left="0in" fo:margin-right="0in" fo:text-indent="0in" style:auto-text-indent="false" fo:padding="0in" fo:border="none"/>
      <style:text-properties fo:background-color="#cc9900"/>
    </style:style>
    <style:style style:name="P8" style:family="paragraph" style:parent-style-name="Standard">
      <style:paragraph-properties fo:margin-left="0in" fo:margin-right="0in" fo:text-indent="0in" style:auto-text-indent="false" fo:break-before="page" fo:padding="0in" fo:border="none"/>
    </style:style>
    <style:style style:name="P9" style:family="paragraph" style:parent-style-name="Standard">
      <style:paragraph-properties fo:margin-left="0in" fo:margin-right="0in" fo:text-indent="0in" style:auto-text-indent="false" fo:break-before="page" fo:padding="0in" fo:border="none"/>
      <style:text-properties fo:font-size="12pt" style:font-size-asian="12pt" style:font-size-complex="12pt"/>
    </style:style>
    <style:style style:name="T1" style:family="text">
      <style:text-properties fo:font-variant="normal" fo:text-transform="none" fo:color="#222222" style:font-name="arial" fo:letter-spacing="normal" fo:font-style="normal" fo:font-weight="normal"/>
    </style:style>
    <style:style style:name="T2" style:family="text">
      <style:text-properties fo:font-variant="normal" fo:text-transform="none" fo:color="#222222" style:font-name="arial" fo:letter-spacing="normal" fo:font-style="normal" fo:font-weight="bold" style:font-weight-asian="bold" style:font-weight-complex="bold"/>
    </style:style>
    <style:style style:name="T3" style:family="text">
      <style:text-properties fo:font-variant="normal" fo:text-transform="none" fo:color="#222222" style:font-name="arial" fo:font-size="12pt" fo:letter-spacing="normal" fo:font-style="normal" fo:font-weight="normal" style:font-size-asian="12pt" style:font-size-complex="12pt"/>
    </style:style>
    <style:style style:name="T4" style:family="text">
      <style:text-properties fo:font-variant="normal" fo:text-transform="none" fo:color="#222222" style:font-name="arial" fo:font-size="12pt" fo:letter-spacing="normal" fo:font-style="normal" fo:font-weight="normal" fo:background-color="#ffff66" style:font-size-asian="12pt" style:font-size-complex="12pt"/>
    </style:style>
    <style:style style:name="T5" style:family="text">
      <style:text-properties fo:font-variant="normal" fo:text-transform="none" fo:color="#222222" fo:font-size="12pt" fo:letter-spacing="normal" style:font-size-asian="12pt" style:font-size-complex="12pt"/>
    </style:style>
    <style:style style:name="T6" style:family="text">
      <style:text-properties fo:font-variant="normal" fo:text-transform="none" fo:color="#1155cc" style:font-name="arial" fo:font-size="12pt" fo:letter-spacing="normal" fo:font-style="normal" fo:font-weight="normal" style:font-size-asian="12pt" style:font-size-complex="12pt"/>
    </style:style>
    <style:style style:name="T7" style:family="text">
      <style:text-properties fo:font-variant="normal" fo:text-transform="none" fo:color="#ff3300" style:font-name="arial" fo:font-size="12pt" fo:letter-spacing="normal" fo:font-style="normal" fo:font-weight="normal" style:font-size-asian="12pt" style:font-size-complex="12pt"/>
    </style:style>
    <style:style style:name="T8" style:family="text">
      <style:text-properties fo:font-variant="normal" fo:text-transform="none" fo:color="#1c1c1c" style:font-name="arial" fo:font-size="12pt" fo:letter-spacing="normal" fo:font-style="normal" fo:font-weight="normal" style:font-size-asian="12pt" style:font-size-complex="12pt"/>
    </style:style>
    <style:style style:name="T9" style:family="text">
      <style:text-properties fo:font-variant="normal" fo:text-transform="none" fo:color="#1c1c1c" style:font-name="arial" fo:font-size="12pt" fo:letter-spacing="normal" fo:font-style="normal" fo:font-weight="normal" fo:background-color="#ffff66" style:font-size-asian="12pt" style:font-size-complex="12pt"/>
    </style:style>
    <style:style style:name="T10" style:family="text">
      <style:text-properties fo:font-variant="normal" fo:text-transform="none" fo:color="#1c1c1c" style:font-name="arial" fo:font-size="12pt" fo:letter-spacing="normal" fo:font-style="normal" fo:font-weight="normal" fo:background-color="#ff9900" style:font-size-asian="12pt" style:font-size-complex="12pt"/>
    </style:style>
    <style:style style:name="T11" style:family="text">
      <style:text-properties fo:font-variant="normal" fo:text-transform="none" fo:color="#1c1c1c" style:font-name="arial" fo:font-size="12pt" fo:letter-spacing="normal" fo:font-style="normal" fo:font-weight="normal" fo:background-color="#ff9999" style:font-size-asian="12pt" style:font-size-complex="12pt"/>
    </style:style>
    <style:style style:name="T12" style:family="text">
      <style:text-properties style:font-name="F" style:font-name-asian="F" style:font-name-complex="F"/>
    </style:style>
    <style:style style:name="T13" style:family="text">
      <style:text-properties fo:font-size="12pt" style:font-size-asian="12pt" style:font-size-complex="12pt"/>
    </style:style>
    <style:style style:name="T14" style:family="text">
      <style:text-properties fo:font-size="12pt" fo:background-color="#cc9900" style:font-size-asian="12pt" style:font-size-complex="12pt"/>
    </style:style>
    <style:style style:name="T15" style:family="text">
      <style:text-properties fo: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Dear Dr. Stern: </text:span><text:span text:style-name="T13"><text:line-break/><text:line-break/></text:span><text:span text:style-name="T3">Thank you for submitting your manuscript entitled "Modeling tabular icebergs coupled to an ocean model" [Paper #2017MS001002] to Journal of Advances in Modeling Earth Systems. I have now received 2 reviews of your manuscript and an assessment by the Associate Editor, Marika Holland. These are included below and/or attached. </text:span><text:span text:style-name="T13"><text:line-break/><text:line-break/></text:span><text:span text:style-name="T3">It's delightful to read reviews like these, that acknowledge the quality of the manuscript and the excitement of the ideas while offering concrete suggestions as to how the work may be modestly improved. Based on the review comments, your manuscript may be suitable for publication after minor revisions. I encourage you to submit a suitably revised version of your manuscript by June 13, 2017.</text:span><text:span text:style-name="T13"><text:line-break/><text:line-break/></text:span><text:span text:style-name="T3">Upon submission, we will need to receive the following: </text:span><text:span text:style-name="T13"><text:line-break/><text:line-break/></text:span><text:span text:style-name="T3">1. A response to reviewer file that lists each of the comments and describes how the manuscript has/has not been modified in response to those comments. </text:span><text:span text:style-name="T13"><text:line-break/><text:line-break/></text:span><text:span text:style-name="T3">2. A copy of the manuscript with the changes noted (e.g., highlighted, "track changes," italics or bold changes). Please upload the article with tracked/highlighted changes as a response to reviewer file.</text:span><text:span text:style-name="T13"><text:line-break/><text:line-break/></text:span><text:span text:style-name="T3">3. A copy of the revised manuscript with the changes incorporated which will be used for publication if the manuscript is accepted.</text:span><text:span text:style-name="T13"><text:line-break/><text:line-break/></text:span><text:span text:style-name="T3">4. In addition to addressing the remaining important technical issues raised by reviewers, please also ensure that AGU data policy is addressed in the Acknowledgements section and that the key points report what is learned from the study.</text:span><text:span text:style-name="T13"><text:line-break/><text:line-break/></text:span><text:span text:style-name="T3">5. All files in publication-ready formats. </text:span><text:span text:style-name="T13"><text:line-break/></text:span><text:span text:style-name="T3">***Publication-ready formats for article files are limited to Word and LaTeX (Excel is also acceptable for tables only). Figure files must be individually uploaded as .eps, .tif, .jpg, or .pdf files and all parts of the same figure need to be combined in one file.</text:span><text:span text:style-name="T13"><text:line-break/><text:line-break/></text:span><text:span text:style-name="T3">6. AGU has officially joined with many other publishers in a </text:span><text:a xlink:type="simple" xlink:href="https://orcid.org/content/requiring-orcid-publication-workflows-open-letter" office:target-frame-name="_blank" xlink:show="new" text:style-name="Internet_20_link" text:visited-style-name="Visited_20_Internet_20_Link"><text:span text:style-name="T6">commitment</text:span></text:a><text:span text:style-name="T5"> </text:span><text:span text:style-name="T3">to include the </text:span><text:a xlink:type="simple" xlink:href="http://orcid.org/about/what-is-orcid" office:target-frame-name="_blank" xlink:show="new" text:style-name="Internet_20_link" text:visited-style-name="Visited_20_Internet_20_Link"><text:span text:style-name="T6">ORCID</text:span></text:a><text:span text:style-name="T5"> </text:span><text:span text:style-name="T3">(Open Researcher and Contributor ID) for authors of all papers published starting in 2016. Funding agencies are also asking for ORCID's.</text:span><text:span text:style-name="T13"><text:line-break/><text:line-break/></text:span><text:span text:style-name="T3">Including the ORCID as part of published author information in papers will better enable linking of content and accurate discovery across individuals, similar to the way DOIs have enabled reference linking across journals. Given a specific scientist's permission, AGU can also add published papers to his or her ORCID record. See our statement </text:span><text:a xlink:type="simple" xlink:href="https://eos.org/agu-news/agu-opens-its-journals-to-author-identifiers" office:target-frame-name="_blank" xlink:show="new" text:style-name="Internet_20_link" text:visited-style-name="Visited_20_Internet_20_Link"><text:span text:style-name="T6">https://eos.org/agu-news/agu-opens-its-journals-to-author-identifiers</text:span></text:a><text:span text:style-name="T3">. We can also provide credit to you through ORCID when you serve as a reviewer.</text:span><text:span text:style-name="T13"><text:line-break/></text:span><text:span text:style-name="T3">If you have not already created an ORCID or linked it to your GEMS record, please do so as soon as possible. This will need to be completed for us to accept your paper. You can both create and link and ORCID from your GEMS record.</text:span><text:span text:style-name="T13"><text:line-break/><text:line-break/><text:line-break/></text:span><text:soft-page-break/><text:span text:style-name="T3">***New supporting information guidelines***</text:span><text:span text:style-name="T13"><text:line-break/></text:span><text:span text:style-name="T3">AGU now requires that supporting information be included in one file, except where limited by file type or size. Please see Supporting Information Guidelines in Author Resources (</text:span><text:a xlink:type="simple" xlink:href="http://publications.agu.org/author-resource-center" office:target-frame-name="_blank" xlink:show="new" text:style-name="Internet_20_link" text:visited-style-name="Visited_20_Internet_20_Link"><text:span text:style-name="T6">http://publications.agu.org/author-resource-center</text:span></text:a><text:span text:style-name="T3">/).</text:span><text:span text:style-name="T13"><text:line-break/><text:line-break/></text:span><text:span text:style-name="T3">When you are ready to submit your revision, please login to your account (</text:span><text:a xlink:type="simple" xlink:href="https://james-submit.agu.org/cgi-bin/main.plex" office:target-frame-name="_blank" xlink:show="new" text:style-name="Internet_20_link" text:visited-style-name="Visited_20_Internet_20_Link"><text:span text:style-name="T6">https://james-submit.agu.org/cgi-bin/main.plex</text:span></text:a><text:span text:style-name="T3">), and click "Revise 2017MS001002." </text:span><text:span text:style-name="T13"><text:line-break/><text:line-break/></text:span><text:span text:style-name="T3">I look forward to receiving your revised manuscript. If you have any questions, please contact the editor's assistant at </text:span><text:a xlink:type="simple" xlink:href="mailto:james@agu.org" office:target-frame-name="_blank" xlink:show="new" text:style-name="Internet_20_link" text:visited-style-name="Visited_20_Internet_20_Link"><text:span text:style-name="T6">james@agu.org</text:span></text:a><text:span text:style-name="T3">. </text:span><text:span text:style-name="T13"><text:line-break/><text:line-break/></text:span><text:span text:style-name="T3">Sincerely, </text:span><text:span text:style-name="T13"><text:line-break/><text:line-break/></text:span><text:span text:style-name="T3">Robert Pincus, Editor-in-Chief</text:span><text:span text:style-name="T13"><text:line-break/></text:span><text:span text:style-name="T3">Journal of Advances in Modeling Earth Systems </text:span><text:span text:style-name="T13"><text:line-break/><text:line-break/></text:span><text:span text:style-name="T3">------------IMPORTANT INFORMATION------------------------ </text:span><text:span text:style-name="T13"><text:line-break/></text:span><text:span text:style-name="T3">For information on text preparation, formatting, acceptable file formats, auxiliary materials (electronic supplements), graphics preparation, and the AGU style guide, please go to the author resources page.</text:span><text:span text:style-name="T13"><text:line-break/></text:span><text:a xlink:type="simple" xlink:href="http://publications.agu.org/author-resource-center" office:target-frame-name="_blank" xlink:show="new" text:style-name="Internet_20_link" text:visited-style-name="Visited_20_Internet_20_Link"><text:span text:style-name="T6">http://publications.agu.org/author-resource-center</text:span></text:a><text:span text:style-name="T3">/</text:span><text:span text:style-name="T13"><text:line-break/><text:line-break/></text:span><text:span text:style-name="T3">Do you or your institution or funder think your paper is newsworthy? Learn how AGU can work with you for publicity by visiting our Author Resources and selecting "Publicity."</text:span><text:span text:style-name="T13"><text:line-break/><text:line-break/></text:span><text:span text:style-name="T3">-------------------------------------------------------------------------------</text:span><text:span text:style-name="T13"><text:line-break/></text:span><text:span text:style-name="T3">Associate Editor Evaluations:</text:span><text:span text:style-name="T13"><text:line-break/><text:line-break/></text:span><text:span text:style-name="T3">Associate Editor (Remarks to Author):</text:span><text:span text:style-name="T13"><text:line-break/><text:line-break/></text:span><text:span text:style-name="T3">The manuscript provides a well written description of important advances in modeling tabular ice bergs coupled to an ocean model. The reviewers agree that this is exciting work which is suitable for publication in JAMES. As discussed in the reviews, there is a need for a number of clarifications on some details of the modeling approach. The reviews also point out a number of typos that need to be fixed within the paper. To address these issue should be quite straightforward. As such, I am recommending that the paper be accepted pending minor revisions.</text:span><text:span text:style-name="T13"><text:line-break/><text:line-break/></text:span></text:p>
      <text:p text:style-name="P8"><text:span text:style-name="T13"><text:line-break/></text:span><text:span text:style-name="T3">Reviewer #1 Evaluations:</text:span><text:span text:style-name="T13"><text:line-break/></text:span><text:span text:style-name="T3">Recommendation: Return to author for minor revisions</text:span><text:span text:style-name="T13"><text:line-break/></text:span><text:span text:style-name="T3">Significant (Required): Yes, the science is at the forefront of the discipline.</text:span><text:span text:style-name="T13"><text:line-break/></text:span><text:span text:style-name="T3">Supported (Required): Yes</text:span><text:span text:style-name="T13"><text:line-break/></text:span><text:span text:style-name="T3">Referencing (Required): Yes</text:span><text:span text:style-name="T13"><text:line-break/></text:span><text:span text:style-name="T3">Quality (Required): The organization of the manuscript and presentation of the data and results need some improvement.</text:span><text:span text:style-name="T13"><text:line-break/></text:span><text:span text:style-name="T3">Data (Required): No</text:span><text:span text:style-name="T13"><text:line-break/></text:span><text:span text:style-name="T3">Accurate Key Points (Required): Yes</text:span><text:span text:style-name="T13"><text:line-break/><text:line-break/></text:span><text:span text:style-name="T3">Reviewer #1 (Formal Review for Authors (shown to authors)):</text:span><text:span text:style-name="T13"><text:line-break/><text:line-break/></text:span><text:span text:style-name="T3">The article presents a novel and very exciting new methodology to include tabular icebergs into general circulation models. The new approach uses numerical bonds to group single icebergs/ice elements with finite extent together to form tabular icebergs with complex shapes, where previously levitating point-particle icebergs with typically zero area coverage have been used. The article is an original and exciting contribution in the ongoing discussion about the inclusion of giant tabular icebergs into ocean and climate models, and therefore -in my opinion- very suitable for publication in JAMES. </text:span><text:span text:style-name="T13"><text:line-break/><text:line-break/></text:span><text:span text:style-name="T3">The authors describe the model and the technical details very well, and there are only some points that should be worked out in more detail (see specific comments below). This concerns (</text:span><text:span text:style-name="T9">a) details about the surface areas where the melt rates and various forces are acting on when proceeding from rectangular point-particle icebergs to (bonded) hexagonal ice elements. </text:span></text:p>
      <text:p text:style-name="P6"><text:span text:style-name="T9"/></text:p>
      <text:p text:style-name="P7"><text:span text:style-name="T8">In contrast to the thermodynamics/melting parameterization, it is also less clear how</text:span> (<text:span text:style-name="T8">b) the dynamics of inner ice elements is handled, and whether these could be subject to erroneous form drags despite being actually "shielded" by means of the outer elements. </text:span></text:p>
      <text:p text:style-name="P6"><text:span text:style-name="T10"/></text:p>
      <text:p text:style-name="P6"><text:span text:style-name="T10">Finally, (</text:span><text:span text:style-name="T11">c) when exactly do the interactive forces enter the computation? Are the ice elements first allowed to drift independently, and then the velocity/position is corrected for via F_ia (or a_ia) afterwards? This could all be suitably added to the appendix; it is important information for other model centres that apply point-particle iceberg models and which could desire to also extend their existing models with interactive bonding forces.</text:span><text:span text:style-name="T13"><text:line-break/></text:span></text:p>
      <text:p text:style-name="P6"><text:span text:style-name="T3"/></text:p>
      <text:p text:style-name="P6"><text:span text:style-name="T13"><text:line-break/></text:span><text:span text:style-name="T3">Your proposed model framework is a very original idea and is able to produce impressive iceberg-iceberg and iceberg-coastline interactions, but</text:span><text:span text:style-name="T4"> the added value of resolving realistic collisions and ocean-embedded icebergs in a climate context is not immediately clear, and so it is a little too early to entirely deny the applicability of the simpler point-particle model to the tabular iceberg case. </text:span><text:span text:style-name="T3">At some point, it would be great to see a comparison of the new methodology with the "old" one and to show the possible superiority of the new approach in a systematic manner.</text:span><text:span text:style-name="T13"><text:line-break/><text:line-break/><text:line-break/></text:span><text:span text:style-name="T3">#----</text:span><text:span text:style-name="T13"><text:line-break/></text:span><text:soft-page-break/><text:span text:style-name="T3">Some general clarifications would further improve the paper:</text:span><text:span text:style-name="T13"><text:line-break/><text:line-break/><text:line-break/></text:span><text:span text:style-name="T3">- In the case of tabular icebergs, your bonded ice elements are ice columns that are potentially close to the limit for iceberg capsizing. Do you turn off the capsizing parameterization for bonded ice elements? Would the ice elements capsize immediately after bond breakup?</text:span><text:span text:style-name="T13"><text:line-break/><text:line-break/></text:span><text:span text:style-name="T3">- Have you already followed a tabular iceberg until it was completely melted? What about capsizing of a laterally strongly eroded former tabular iceberg that still consists of several bonded ice elements, is this even possible? </text:span><text:span text:style-name="T13"><text:line-break/><text:line-break/></text:span><text:span text:style-name="T3">- From your experience, will the timestep limitation due to the interactive forces be too prohibitive for long climate model runs? What is the computational overhead when using the new framework compared to the original point-particle model code?</text:span><text:span text:style-name="T13"><text:line-break/><text:line-break/><text:line-break/></text:span><text:span text:style-name="T3">#----</text:span><text:span text:style-name="T13"><text:line-break/></text:span><text:span text:style-name="T3">Specific comments:</text:span><text:span text:style-name="T13"><text:line-break/><text:line-break/><text:line-break/></text:span><text:span text:style-name="T3">l. 72-74: As far as I understand, iceberg breakup and calving is still an unresolved issue even when using bonded ice elements? The technical capability to cut an iceberg into pieces is certainly there, but the "when" and "how" is still unresolved (which bonds should be removed and why/when?). One could argue that dynamic iceberg lists in simple point-particle models already provide a similar technical capability, because an iceberg that is destined to break into pieces could simply be removed from that list and be replaced by a set of smaller child icebergs. I have the impression that not much is gained using the new methodology with regard to the exact timing/modeling of iceberg calving and break up. Maybe you can clarify the sentence and what you mean by "representation of iceberg breakup and calving".</text:span><text:span text:style-name="T13"><text:line-break/></text:span></text:p>
      <text:p text:style-name="P6"><text:span text:style-name="T14">[continue working on this one]</text:span><text:span text:style-name="T13"><text:line-break/><text:line-break/></text:span><text:span text:style-name="T3">l. 139-143: What happens to bonded ice elements? The body forces F_ss and F_c acting on an ice element are clearly not affected by the number of neighboring ice elements, but I suspect you would treat the other forces acting on the inner ice elements differently, probably similar to the modifications for the melting paramerizations in Section 2.5 (eq. 9 and 10)?</text:span><text:span text:style-name="T13"><text:line-break/></text:span><text:span text:style-name="T3">This is because inner ice elements should be subject to atmospheric and oceanic skin (surface and bottom) drags only, and the form drags would only act on outer ice elements; ice elements with less than 6 neighbors could partially feel form and skin drags. Similarly, wave radiation and sea ice drag should only act on the outer elements, correct? It wasn't clear to me how this is handled, also after reading appendix A. Moreover, which areas are the forces acting on in extension to the Martin and Adcroft (2010) case? Are they formulated based on the apothem A_p?</text:span><text:span text:style-name="T13"><text:line-break/><text:line-break/><text:line-break/></text:span><text:span text:style-name="T3">l. 186: The force formulation in the first two rows of equation 6 is identical, so what about combining it into a single case using if (...) OR if (... and ...) ?</text:span><text:span text:style-name="T13"><text:line-break/><text:line-break/></text:span><text:soft-page-break/><text:span text:style-name="T3">l. 191-194: I was worried that bonds between ice elements of very different size and mass could result in strange behaviour, if you choose your timestep too large, and strong oscillations around the center of mass. After some thought, I think this is a very clever way to deal with the fact that tabular icebergs (bonded ice elements) will not melt homogeneously, but instead will erode very quickly along the outer sides, leading to high accelerations of the (smaller and lighter) ice elements along the iceberg boundary compared to the slower melting inner ice elements. If noteworthy, maybe you can elaborate a bit more about your experiences leading to that adjustment.</text:span><text:span text:style-name="T13"><text:line-break/><text:line-break/></text:span><text:span text:style-name="T3">l. 200: add vector arrow to r_ij</text:span><text:span text:style-name="T13"><text:line-break/><text:line-break/></text:span><text:span text:style-name="T3">l. 202: "is used reduce", change to "is used to reduce"</text:span><text:span text:style-name="T13"><text:line-break/><text:line-break/></text:span><text:span text:style-name="T3">l. 213: Is it possible to briefly derive the stability condition? </text:span><text:span text:style-name="T13"><text:line-break/><text:line-break/></text:span><text:span text:style-name="T3">l. 221-225: Very impressive! Why does it rotate exactly? Is it because the first element hitting the coast is stopped (how is this handled?), and due to the bonds the other elements are forced onto a circular path? By the way, are the coastal points also some kind of "stationary ice elements" in your simulation, or how would this be handled in global simulations? Would you need to prescribe repulsive forces along the coasts?</text:span><text:span text:style-name="T13"><text:line-break/><text:line-break/></text:span><text:span text:style-name="T3">l. 236: "is the length the apothems" -&gt; "is the length of the apothems"</text:span><text:span text:style-name="T13"><text:line-break/><text:line-break/></text:span><text:span text:style-name="T3">l. 246, 248, 387, 407, 439, ... : Please change "Eularian" to "Eulerian" throughout the text, there are many occasions where it is misspelled.</text:span><text:span text:style-name="T13"><text:line-break/><text:line-break/></text:span><text:span text:style-name="T3">l. 250: delete ":"</text:span><text:span text:style-name="T13"><text:line-break/><text:line-break/></text:span><text:span text:style-name="T3">l. 254/255: Similarly to the vertical embedding, there is no need to manually embed tabular icebergs _horizontally_ into the ocean by averaging F_ss over a larger area, as suggested in above comment (ii), because in your framework the sea surface slope force F_ss is conveniently evaluated in different locations (for every ice element separately).</text:span><text:span text:style-name="T13"><text:line-break/><text:line-break/></text:span><text:span text:style-name="T3">l. 260: "(iii) imposing heat, salt, and mass fluxes on the ocean, associated with ice melting" Which salinity do you assume for the iceberg meltwater?</text:span><text:span text:style-name="T13"><text:line-break/><text:line-break/></text:span><text:span text:style-name="T3">l. 277: "[...] This method allows for the intersection to be found even when the hexagon is not aligned with the grid." Is your implementation particularly efficient so that it could be worth sharing it here?</text:span><text:span text:style-name="T13"><text:line-break/><text:line-break/></text:span><text:span text:style-name="T3">l. 282: comma after "i.e." instead of ":"</text:span><text:span text:style-name="T13"><text:line-break/><text:line-break/></text:span><text:span text:style-name="T3">l. 287: "described" -&gt; "describe"</text:span><text:span text:style-name="T13"><text:line-break/><text:line-break/></text:span><text:span text:style-name="T3">l. 295: "The details of M_b, M_v, and M_e are given in Appendix A." What is "W" for an ice element? Do you assume hexagons or circles? Is it 2*A_p?</text:span><text:span text:style-name="T13"><text:line-break/></text:span><text:span text:style-name="T3">Moreover, what is the area that, for example, the wave erosion M_e is acting on (for rectangular point-particle icebergs this is usually assumed to be 2 side walls, I think; what is it for hexagons, 3 side walls?) It might prove to be very useful to list the surface areas the </text:span><text:soft-page-break/><text:span text:style-name="T3">different forces and melt rates are acting on in the new framework, where you proceeded from point-particle icebergs to (hexagonal) ice elements.</text:span><text:span text:style-name="T13"><text:line-break/></text:span><text:span text:style-name="T3">You could list it either here or in the appendix.</text:span><text:span text:style-name="T13"><text:line-break/><text:line-break/></text:span><text:span text:style-name="T3">l. 302 and 306: delete the comma before "M_b" and "M_s"</text:span><text:span text:style-name="T13"><text:line-break/><text:line-break/></text:span><text:span text:style-name="T3">l. 308: "... which is a typical melting parameterization used beneath ice shelves [Holland and Jenkins, 1999]." One could mention that the 3-equation model for ice shelf melting has been previously applied for the estimation of tabular iceberg melting, e.g. in Silva et al. [2006] and Rackow et al. [2017]. When proceeding to larger iceberg structures this is a natural extension of the model's original range of application.</text:span><text:span text:style-name="T13"><text:line-break/><text:line-break/></text:span><text:span text:style-name="T3">l. 309-318: This is a clever way to account for the different melting along the boundary elements and inner elements (eq. 9 and 10). Since you do the weighting for the melt rates, the bottom and side areas where the bottom and side melt rates are acting on is unchanged compared to MA2010, correct?</text:span><text:span text:style-name="T13"><text:line-break/><text:line-break/></text:span><text:span text:style-name="T3">l. 347: "in a following way" -&gt; "in the following way"</text:span><text:span text:style-name="T13"><text:line-break/><text:line-break/></text:span><text:span text:style-name="T3">l. 348/349: "up to six bonds per element" Do you support more bonds, for example along the ice shelf front where you added smaller elements to fill the gaps (l.403/404)?</text:span><text:span text:style-name="T13"><text:line-break/><text:line-break/></text:span><text:span text:style-name="T3">l. 360/361: "from one processor the next ..." -&gt; "from one processor to the next, added to and removed from the appropriate lists, and the"</text:span><text:span text:style-name="T13"><text:line-break/><text:line-break/></text:span><text:span text:style-name="T3">l. 363: "a one" -&gt; either "a" or "one"</text:span><text:span text:style-name="T13"><text:line-break/><text:line-break/></text:span><text:span text:style-name="T3">l. 389: "in an idealized setting"</text:span><text:span text:style-name="T13"><text:line-break/><text:line-break/></text:span><text:span text:style-name="T3">l. 400, l. 434, l. 441: delete ":" in section heading</text:span><text:span text:style-name="T13"><text:line-break/><text:line-break/></text:span><text:span text:style-name="T3">l. 405: "preprocessing inversion" What is that supposed to mean?</text:span><text:span text:style-name="T13"><text:line-break/><text:line-break/></text:span><text:span text:style-name="T3">l. 418: "using the ALE regridding-remapping scheme"</text:span><text:span text:style-name="T13"><text:line-break/><text:line-break/></text:span><text:span text:style-name="T3">l. 468: "modeling" -&gt; "model"</text:span><text:span text:style-name="T13"><text:line-break/><text:line-break/></text:span><text:span text:style-name="T3">l. 495: "tabular icebergs"</text:span><text:span text:style-name="T13"><text:line-break/><text:line-break/></text:span><text:span text:style-name="T3">l. 515: "As the iceberg drifts"</text:span><text:span text:style-name="T13"><text:line-break/><text:line-break/></text:span><text:span text:style-name="T3">l. 532: "phenomenon"</text:span><text:span text:style-name="T13"><text:line-break/><text:line-break/></text:span><text:span text:style-name="T3">l. 540/541: Surprisingly, this is in contrast to the findings in Silva et al. [2006], where the authors show that the point-particle iceberg-melt parameterization leads to "on average, half the amount of melting compared to the Holland and Jenkins [1999] model." What could be the reason for this?</text:span><text:span text:style-name="T13"><text:line-break/><text:line-break/></text:span><text:span text:style-name="T3">l. 570: "at the edge"</text:span><text:span text:style-name="T13"><text:line-break/></text:span><text:soft-page-break/><text:span text:style-name="T13"><text:line-break/></text:span><text:span text:style-name="T3">l. 572: "showed" -&gt; "show"</text:span><text:span text:style-name="T13"><text:line-break/><text:line-break/></text:span><text:span text:style-name="T3">l. 574: "which is an important process"</text:span><text:span text:style-name="T13"><text:line-break/><text:line-break/></text:span><text:span text:style-name="T3">l. 580: "the question of how and when to introduce tabular icebergs into the ocean needs to be addressed." You could nicely refer to your earlier Stern et al. [2016] paper, where this question is explicitly raised. The question was also echoed and discussed in the Rackow et al. study.</text:span><text:span text:style-name="T13"><text:line-break/><text:line-break/></text:span><text:span text:style-name="T3">#----</text:span><text:span text:style-name="T13"><text:line-break/></text:span><text:span text:style-name="T3">Comments on the appendix:</text:span><text:span text:style-name="T13"><text:line-break/><text:line-break/><text:line-break/></text:span><text:span text:style-name="T3">l. 682, eq. 27: "Solving for u(t_n+1) in terms of quantities which only depend on the previous time step gives" </text:span><text:span text:style-name="T13"><text:line-break/></text:span><text:span text:style-name="T3">One could remind the reader here that -although the notation includes "n+1"- F^exp_(n+1) is an _explicit_ function of x_(n+1) and other quantities evaluated at t_n, so those are all known properties at this point.</text:span><text:span text:style-name="T13"><text:line-break/><text:line-break/></text:span><text:span text:style-name="T3">l. 724-731: I suspect this only needs to be done once for debugging purposes until everything works, correct? Why do you provide this debugging information here? </text:span><text:span text:style-name="T13"><text:line-break/><text:line-break/></text:span><text:span text:style-name="T3">l</text:span><text:span text:style-name="T13"><text:line-break/><text:line-break/></text:span><text:span text:style-name="T3">#----</text:span><text:span text:style-name="T13"><text:line-break/></text:span><text:span text:style-name="T3">Comments on the figures:</text:span><text:span text:style-name="T13"><text:line-break/><text:line-break/></text:span><text:span text:style-name="T3">Maybe it is possible to include an arrow pointing to the red ship?</text:span><text:span text:style-name="T13"><text:line-break/><text:line-break/><text:line-break/></text:span><text:span text:style-name="T3">Figure 13: Please base the caption on the better explanation and wording in the main text, lines 537-540.</text:span><text:span text:style-name="T13"><text:line-break/><text:line-break/><text:line-break/></text:span><text:span text:style-name="T3">#----</text:span><text:span text:style-name="T13"><text:line-break/></text:span><text:span text:style-name="T3">AGU Data Policy:</text:span><text:span text:style-name="T13"><text:line-break/><text:line-break/></text:span><text:span text:style-name="T3">I was not able to access the model code using the link provided in the Acknowledgements, so please link to the model code explicitly. I was able to access the setup scripts for the experiments through the provided link, however.</text:span><text:span text:style-name="T13"><text:line-break/><text:line-break/></text:span></text:p>
      <text:p text:style-name="P9"><text:line-break/><text:span text:style-name="T2">Reviewer #2</text:span><text:span text:style-name="T1"> </text:span></text:p>
      <text:p text:style-name="P1"/>
      <text:list xml:id="list1924095511448318870" text:style-name="L2">
        <text:list-item>
          <text:p text:style-name="P2">Section 4.3 Ocean response: There seems to be competing effects at play that I believe deserves more discussion here: i) enhanced freshwater/cooling due to iceberg melt in the upper ocean that increases stratification, reduces vertical mixing, thus preventing warmer waters from reaching the surface (as described by the authors in JGR:Oceans 2016). ii) The observed/described effect here of elevated shears around the iceberg that lead to increased vertical mixing and upwelling of warmer waters to the surface. Is the observed ocean warming/upwelling response due to the icebergs being embedded in the ocean model, causing enhanced shearing? Are the fluxes from the iceberg model sent to the ocean at the surface, not at depth? Is effect i) simply not applicable in this modeling setup?</text:p>
          <text:p text:style-name="P2"/>
        </text:list-item>
      </text:list>
      <text:p text:style-name="P1"/>
      <text:list xml:id="list530471198860470486" text:style-name="L6">
        <text:list-item>
          <text:p text:style-name="P3">Section 6.1: The forcing terms for the momentum equation are calculated using ice element length and width - are these also calculated assuming circular elements or tabular with some fixed aspect ratio? <text:span text:style-name="T15">[Also talk about how elements start with L=W, and rolling is off (for bonded elements) so the aspect ratio stays constant]</text:span></text:p>
          <text:p text:style-name="P3"/>
        </text:list-item>
      </text:list>
      <text:list xml:id="list7787527654026003222" text:style-name="L4">
        <text:list-item>
          <text:p text:style-name="P4"><text:span text:style-name="T12">Section 6.2: Please provide an expression for the basal melt term $M_s$.</text:span></text:p>
          <text:p text:style-name="P4"><text:span text:style-name="T12"/></text:p>
        </text:list-item>
        <text:list-item>
          <text:p text:style-name="P4"><text:span text:style-name="T12">Figure 8c: it would be nice to be able to see more clearly the upwelling around the iceberg as you can see in Figure 2c surface plot, with perhaps a a zoom/inset around the iceberg with a different colorscale.</text:span></text:p>
        </text:list-item>
      </text:list>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Other:</text:span></text:p>
      <text:p text:style-name="P5"><text:span text:style-name="T12"/></text:p>
      <text:p text:style-name="P5"><text:span text:style-name="T12">1) Remember to remove the tangental force. [Didnt I do this somewhere alread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n Stern</meta:initial-creator>
    <meta:creation-date>2017-06-07T16:24:57</meta:creation-date>
    <dc:date>2017-06-13T09:45:02</dc:date>
    <dc:creator>Alon Stern</dc:creator>
    <meta:editing-duration>P5DT17H20M6S</meta:editing-duration>
    <meta:editing-cycles>5</meta:editing-cycles>
    <meta:generator>OpenOffice/4.1.1$Unix OpenOffice.org_project/411m6$Build-9775</meta:generator>
    <meta:document-statistic meta:table-count="0" meta:image-count="0" meta:object-count="0" meta:page-count="8" meta:paragraph-count="13" meta:word-count="2848" meta:character-count="17776"/>
  </office:meta>
</office:document-meta>
</file>